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4f7b40a" officeooo:paragraph-rsid="04f7b40a"/>
    </style:style>
    <style:style style:name="P2" style:family="paragraph" style:parent-style-name="Footnote">
      <style:text-properties officeooo:rsid="04f8316d" officeooo:paragraph-rsid="04f8316d"/>
    </style:style>
    <style:style style:name="P3" style:family="paragraph" style:parent-style-name="Footnote">
      <style:text-properties officeooo:rsid="04f9fd44" officeooo:paragraph-rsid="04f9fd44"/>
    </style:style>
    <style:style style:name="P4" style:family="paragraph" style:parent-style-name="Footnote">
      <style:text-properties officeooo:rsid="04fa49cc" officeooo:paragraph-rsid="04fa49cc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de056" style:font-size-asian="13pt" style:font-name-complex="Sanskrit 2003" style:font-size-complex="13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de056" style:font-size-asian="13pt" style:font-weight-asian="bold" style:font-name-complex="Sanskrit 2003" style:font-size-complex="13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Sanskrit 2003" fo:font-size="13pt" officeooo:paragraph-rsid="001de056" style:font-size-asian="13pt" style:font-name-complex="Sanskrit 2003" style:font-size-complex="13pt"/>
    </style:style>
    <style:style style:name="T1" style:family="text">
      <style:text-properties officeooo:rsid="04f247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4f247fa" style:font-weight-asian="bold" style:font-weight-complex="bold"/>
    </style:style>
    <style:style style:name="T4" style:family="text">
      <style:text-properties fo:font-weight="bold" officeooo:rsid="04f2d553" style:font-weight-asian="bold" style:font-weight-complex="bold"/>
    </style:style>
    <style:style style:name="T5" style:family="text">
      <style:text-properties fo:font-weight="bold" officeooo:rsid="04f08d82" style:font-weight-asian="bold" style:font-weight-complex="bold"/>
    </style:style>
    <style:style style:name="T6" style:family="text">
      <style:text-properties officeooo:rsid="04f08d82"/>
    </style:style>
    <style:style style:name="T7" style:family="text">
      <style:text-properties officeooo:rsid="04f7b40a"/>
    </style:style>
    <style:style style:name="T8" style:family="text">
      <style:text-properties officeooo:rsid="04f33277"/>
    </style:style>
    <style:style style:name="T9" style:family="text">
      <style:text-properties officeooo:rsid="04f13002"/>
    </style:style>
    <style:style style:name="T10" style:family="text">
      <style:text-properties officeooo:rsid="04f8316d"/>
    </style:style>
    <style:style style:name="T11" style:family="text">
      <style:text-properties officeooo:rsid="04f94748"/>
    </style:style>
    <style:style style:name="T12" style:family="text">
      <style:text-properties officeooo:rsid="04f9fd44"/>
    </style:style>
    <style:style style:name="T13" style:family="text">
      <style:text-properties officeooo:rsid="04fa49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अथ द्विपञ्चो<text:span text:style-name="T1">शत्तमो</text:span>ऽध्यायः । </text:p>
      <text:p text:style-name="P5"><text:span text:style-name="T3">चतु</text:span><text:span text:style-name="T4">ःष</text:span><text:span text:style-name="T3">ष्टियोगिनी</text:span><text:span text:style-name="T2">प्रतिमालक्षण</text:span><text:span text:style-name="T5">म्</text:span><text:line-break/><text:span text:style-name="T6">श्री</text:span>भगवानुवाच -<text:line-break/>योगिन्यष्टाष्टकं वक्ष्ये <text:span text:style-name="T1">इ</text:span>न्द्रादीशान्ततः क्रमात् । </text:p>
      <text:p text:style-name="P5">अक्षोभ्या रूक्षकर्ण<text:span text:style-name="T1">ी</text:span> च राक्षसी <text:span text:style-name="T7">क्ष</text:span>पणा क्ष<text:span text:style-name="T8">मा</text:span> ॥१<text:span text:style-name="T6">॥</text:span> <text:line-break/>पिङ्गाक्षी च क्षया क्षेमा इला <text:span text:style-name="T7">नी</text:span>लालया तथा । <text:line-break/>लोला <text:note text:id="ftn413" text:note-class="footnote"><text:note-citation>1</text:note-citation><text:note-body><text:p text:style-name="P1">लक्ता</text:p></text:note-body></text:note><text:span text:style-name="T7">र</text:span>क्ता बलाकेशी <text:s/>लालसा विमला पुनः <text:s/>॥२<text:span text:style-name="T9">॥</text:span> <text:line-break/><text:note text:id="ftn416" text:note-class="footnote"><text:note-citation>2</text:note-citation><text:note-body><text:p text:style-name="P2">हुताशा</text:p></text:note-body></text:note><text:span text:style-name="T7">दुर्गा सा</text:span> च विशालाक्षी <text:span text:style-name="T7">ह्री</text:span>ङ्कारा वडवामुखी । <text:s/><text:line-break/>महाक्रूरा क्रोधना तु भयङ्करी महानना ॥३<text:span text:style-name="T9">॥</text:span> <text:line-break/>सर्वज्ञा तरला तारा ऋग्वेदा तु हयानना । <text:line-break/>साराख्या <text:note text:id="ftn414" text:note-class="footnote"><text:note-citation>3</text:note-citation><text:note-body><text:p text:style-name="P2">रससङ्ग्राही</text:p></text:note-body></text:note>रुद्र<text:span text:style-name="T10">स</text:span>ङ्ग्राही <text:s/><text:note text:id="ftn415" text:note-class="footnote"><text:note-citation>4</text:note-citation><text:note-body><text:p text:style-name="P2">शबरा</text:p></text:note-body></text:note><text:span text:style-name="T10">श</text:span>म्बरा तालजङ्घिका ॥४<text:span text:style-name="T9">॥</text:span> <text:line-break/>रक्ताक्षी सुप्रसिद्धा तु विद्युज्जिह्वा करङ्किणी । <text:line-break/>मेघनादा प्रचण्डोग्रा कालकर्णी <text:s/>वरप्रदा ॥५<text:span text:style-name="T9">॥</text:span> <text:line-break/>चन्द्रा<text:note text:id="ftn417" text:note-class="footnote"><text:note-citation>5</text:note-citation><text:note-body><text:p text:style-name="P2">चण्डा</text:p></text:note-body></text:note> चन्द्रावली<text:note text:id="ftn418" text:note-class="footnote"><text:note-citation>6</text:note-citation><text:note-body><text:p text:style-name="P2">चण्डवति</text:p></text:note-body></text:note> <text:s/>चैव प्रपञ्चा प्रलयान्तिका । <text:s/><text:line-break/>शिशुवक्त्रा पिशाची च पि<text:span text:style-name="T11">सि</text:span>ता<text:span text:style-name="T11">सव</text:span>लोलुपा ॥६<text:span text:style-name="T9">॥</text:span> <text:line-break/>धमनी तपनी चैव <text:note text:id="ftn419" text:note-class="footnote"><text:note-citation>7</text:note-citation><text:note-body><text:p text:style-name="P3">वामनी</text:p></text:note-body></text:note>रागिणी <text:s/>विकृतानना । <text:s/><text:line-break/>वायुवेगा <text:span text:style-name="T12">बृ</text:span>हत्कुक्षिर्विकृता विश्वरूपिका ॥७<text:span text:style-name="T9">॥</text:span> <text:line-break/>यमजिह्वा जयन्ती च दुर्जया च जयन्तिका<text:note text:id="ftn420" text:note-class="footnote"><text:note-citation>8</text:note-citation><text:note-body><text:p text:style-name="P3">यमान्तिका</text:p></text:note-body></text:note> । <text:s/><text:line-break/><text:soft-page-break/><text:span text:style-name="T12">बि</text:span>डाली रेवती चैव पूतना विजयान्तिका ॥८<text:span text:style-name="T9">॥</text:span> <text:line-break/>अष्टहस्ताश्चतुर्हस्ता इच्छास्त्राः सर्वसिद्धिदाः । <text:s/></text:p>
      <text:p text:style-name="P7">भैरवश्चार्कहस्तः स्यात्कूर्परास्यो<text:note text:id="ftn421" text:note-class="footnote"><text:note-citation>9</text:note-citation><text:note-body><text:p text:style-name="P4">स्याद्दन्तुरास्यो</text:p></text:note-body></text:note> <text:s/>जटेन्दुभृत् ॥९<text:span text:style-name="T9">॥</text:span> <text:line-break/>खड्गाङ्कुशकुठारेषुविश्वाभयभृदेकतः । <text:line-break/>चापत्रिशूलखट्वाङ्गपाशका<text:span text:style-name="T13">र्ध</text:span>वरोद्यतः ॥१०<text:span text:style-name="T9">॥</text:span> <text:line-break/>गजचर्मधरो द्वाभ्यां कृत्तिवासो<text:span text:style-name="T13">ऽ</text:span>हिभूषतः । <text:line-break/>प्रेता<text:span text:style-name="T13">स</text:span>नो मातृमध्ये पूज्यः पञ्चाननो<text:span text:style-name="T13">ऽ</text:span>थ वा ॥११<text:span text:style-name="T9">॥</text:span> <text:line-break/>अविलोमाग्निपर्यन्तं दीर्घाष्टकैकभेदित<text:span text:style-name="T13">म्</text:span> । <text:line-break/>तत्षडङ्गानि जात्यन्तैरन्वितं च क्रमाद्यजेत् ॥१२<text:span text:style-name="T9">॥</text:span> <text:line-break/>मन्दिराग्निदलारूढं <text:s/>सुवर्णरसकान्वित<text:span text:style-name="T13">म्</text:span> । <text:line-break/>नाद<text:span text:style-name="T13">बि</text:span>न्द्व<text:span text:style-name="T13">ि</text:span>न्दुसंयुक्तं मातृनाथाङ्गदीपित<text:span text:style-name="T13">म्</text:span> ॥१३<text:span text:style-name="T9">॥</text:span> <text:line-break/>वीरभद्रो वृषारूढो मा<text:span text:style-name="T13">तृ</text:span>ग्रे स चतु<text:span text:style-name="T13">र्भुजः</text:span> । <text:line-break/>गौरीं तु द्विभुजा त्र्यक्षा शूलिनी दर्पणान्विता ॥१४<text:span text:style-name="T9">॥</text:span> <text:line-break/><text:span text:style-name="T13">त्रि</text:span>शूल<text:span text:style-name="T13">ा</text:span>कुण्डी<text:span text:style-name="T13">काकुण्डिवरहस्ता </text:span>चतुर्भुजा । <text:line-break/>अब्जस्था ललिता स्कन्दगणादर्शशलाकया ॥१५<text:span text:style-name="T9">॥</text:span> <text:line-break/>चण्डिका सशहस्ता स्यात्खड्गशूलारिशक्तिधृक् । <text:line-break/>दक्षे वामे नागपाशं च<text:span text:style-name="T13">र्माङ्कु</text:span>शकुठारक<text:span text:style-name="T13">म्</text:span> ॥१६॥<text:line-break/>धनुः सिंहे च महिषः शूलेन प्रहतो<text:span text:style-name="T13">ऽ</text:span>ग्रतः ॥१<text:span text:style-name="T9">७</text:span>॥ <text:s/></text:p>
      <text:p text:style-name="P5">इत्यादिमहापुराणे आग्नेये प्रतिमालक्षणं नाम द्विपञ्चाशत्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7:35:29.960292557</meta:creation-date>
    <dc:date>2017-05-06T17:36:39.229336137</dc:date>
    <meta:editing-duration>PT1M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14" meta:word-count="190" meta:character-count="940" meta:non-whitespace-character-count="717"/>
  </office:meta>
</office:document-meta>
</file>